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5c80" officeooo:paragraph-rsid="00115c80" style:font-weight-asian="bold" style:font-weight-complex="bold"/>
    </style:style>
    <style:style style:name="P2" style:family="paragraph" style:parent-style-name="Standard">
      <style:paragraph-properties fo:text-align="start" style:justify-single-word="false"/>
      <style:text-properties fo:font-weight="normal" officeooo:rsid="00115c80" officeooo:paragraph-rsid="00115c80" style:font-weight-asian="normal" style:font-weight-complex="normal"/>
    </style:style>
    <style:style style:name="P3" style:family="paragraph" style:parent-style-name="Standard" style:list-style-name="L1">
      <style:paragraph-properties fo:text-align="start" style:justify-single-word="false"/>
      <style:text-properties fo:font-weight="normal" officeooo:rsid="00115c80" officeooo:paragraph-rsid="00115c80" style:font-weight-asian="normal" style:font-weight-complex="normal"/>
    </style:style>
    <style:style style:name="P4" style:family="paragraph" style:parent-style-name="Standard" style:list-style-name="L2">
      <style:paragraph-properties fo:text-align="start" style:justify-single-word="false"/>
      <style:text-properties fo:font-weight="normal" officeooo:rsid="00115c80" officeooo:paragraph-rsid="00115c80" style:font-weight-asian="normal" style:font-weight-complex="normal"/>
    </style:style>
    <style:style style:name="P5" style:family="paragraph" style:parent-style-name="Standard" style:list-style-name="L3">
      <style:paragraph-properties fo:text-align="start" style:justify-single-word="false"/>
      <style:text-properties fo:font-weight="normal" officeooo:rsid="00115c80" officeooo:paragraph-rsid="00115c80" style:font-weight-asian="normal" style:font-weight-complex="normal"/>
    </style:style>
    <style:style style:name="P6" style:family="paragraph" style:parent-style-name="Standard" style:list-style-name="L4">
      <style:paragraph-properties fo:text-align="start" style:justify-single-word="false"/>
      <style:text-properties fo:font-weight="normal" officeooo:rsid="00115c80" officeooo:paragraph-rsid="00115c80" style:font-weight-asian="normal" style:font-weight-complex="normal"/>
    </style:style>
    <style:style style:name="P7" style:family="paragraph" style:parent-style-name="Standard" style:list-style-name="L5">
      <style:paragraph-properties fo:text-align="start" style:justify-single-word="false"/>
      <style:text-properties fo:font-weight="normal" officeooo:rsid="00115c80" officeooo:paragraph-rsid="00115c80" style:font-weight-asian="normal" style:font-weight-complex="normal"/>
    </style:style>
    <style:style style:name="P8" style:family="paragraph" style:parent-style-name="Standard" style:list-style-name="L5">
      <style:paragraph-properties fo:text-align="start" style:justify-single-word="false"/>
      <style:text-properties fo:font-weight="normal" officeooo:rsid="0012e5e5" officeooo:paragraph-rsid="0012e5e5" style:font-weight-asian="normal" style:font-weight-complex="normal"/>
    </style:style>
    <style:style style:name="P9" style:family="paragraph" style:parent-style-name="Standard">
      <style:paragraph-properties fo:text-align="start" style:justify-single-word="false"/>
      <style:text-properties fo:font-weight="normal" officeooo:rsid="0012e5e5" officeooo:paragraph-rsid="0012e5e5" style:font-weight-asian="normal" style:font-weight-complex="normal"/>
    </style:style>
    <style:style style:name="P10" style:family="paragraph" style:parent-style-name="Standard" style:list-style-name="L6">
      <style:paragraph-properties fo:text-align="start" style:justify-single-word="false"/>
      <style:text-properties fo:font-weight="normal" officeooo:rsid="0012e5e5" officeooo:paragraph-rsid="0012e5e5" style:font-weight-asian="normal" style:font-weight-complex="normal"/>
    </style:style>
    <style:style style:name="P11" style:family="paragraph" style:parent-style-name="Standard" style:list-style-name="L7">
      <style:paragraph-properties fo:text-align="start" style:justify-single-word="false"/>
      <style:text-properties fo:font-weight="normal" officeooo:rsid="0012e5e5" officeooo:paragraph-rsid="0012e5e5" style:font-weight-asian="normal" style:font-weight-complex="normal"/>
    </style:style>
    <style:style style:name="P12" style:family="paragraph" style:parent-style-name="Standard" style:list-style-name="L7">
      <style:paragraph-properties fo:text-align="start" style:justify-single-word="false"/>
      <style:text-properties fo:font-weight="normal" officeooo:rsid="00141973" officeooo:paragraph-rsid="00141973" style:font-weight-asian="normal" style:font-weight-complex="normal"/>
    </style:style>
    <style:style style:name="P13" style:family="paragraph" style:parent-style-name="Standard">
      <style:paragraph-properties fo:text-align="start" style:justify-single-word="false"/>
      <style:text-properties fo:font-weight="normal" officeooo:rsid="00141973" officeooo:paragraph-rsid="00141973" style:font-weight-asian="normal" style:font-weight-complex="normal"/>
    </style:style>
    <style:style style:name="P14" style:family="paragraph" style:parent-style-name="Standard" style:list-style-name="L8">
      <style:paragraph-properties fo:text-align="start" style:justify-single-word="false"/>
      <style:text-properties fo:font-weight="normal" officeooo:rsid="00141973" officeooo:paragraph-rsid="00141973" style:font-weight-asian="normal" style:font-weight-complex="normal"/>
    </style:style>
    <style:style style:name="P15" style:family="paragraph" style:parent-style-name="Standard" style:list-style-name="L8">
      <style:paragraph-properties fo:text-align="start" style:justify-single-word="false"/>
      <style:text-properties fo:font-weight="normal" officeooo:rsid="0014c1cb" officeooo:paragraph-rsid="0014c1cb" style:font-weight-asian="normal" style:font-weight-complex="normal"/>
    </style:style>
    <style:style style:name="P16" style:family="paragraph" style:parent-style-name="Standard">
      <style:paragraph-properties fo:text-align="start" style:justify-single-word="false"/>
      <style:text-properties fo:font-weight="normal" officeooo:rsid="0014c1cb" officeooo:paragraph-rsid="0014c1cb" style:font-weight-asian="normal" style:font-weight-complex="normal"/>
    </style:style>
    <style:style style:name="P17" style:family="paragraph" style:parent-style-name="Standard" style:list-style-name="L9">
      <style:paragraph-properties fo:text-align="start" style:justify-single-word="false"/>
      <style:text-properties fo:font-weight="normal" officeooo:rsid="0015884a" officeooo:paragraph-rsid="0015884a" style:font-weight-asian="normal" style:font-weight-complex="normal"/>
    </style:style>
    <style:style style:name="P18" style:family="paragraph" style:parent-style-name="Standard">
      <style:paragraph-properties fo:text-align="start" style:justify-single-word="false"/>
      <style:text-properties fo:font-weight="normal" officeooo:rsid="0015884a" officeooo:paragraph-rsid="0015884a" style:font-weight-asian="normal" style:font-weight-complex="normal"/>
    </style:style>
    <style:style style:name="P19" style:family="paragraph" style:parent-style-name="Standard" style:list-style-name="L10">
      <style:paragraph-properties fo:text-align="start" style:justify-single-word="false"/>
      <style:text-properties fo:font-weight="normal" officeooo:rsid="0015884a" officeooo:paragraph-rsid="0015884a" style:font-weight-asian="normal" style:font-weight-complex="normal"/>
    </style:style>
    <style:style style:name="P20" style:family="paragraph" style:parent-style-name="Standard">
      <style:paragraph-properties fo:text-align="start" style:justify-single-word="false"/>
      <style:text-properties fo:font-weight="normal" officeooo:rsid="0016a228" officeooo:paragraph-rsid="0016a228" style:font-weight-asian="normal" style:font-weight-complex="normal"/>
    </style:style>
    <style:style style:name="P21" style:family="paragraph" style:parent-style-name="Standard" style:list-style-name="L12">
      <style:paragraph-properties fo:text-align="start" style:justify-single-word="false"/>
      <style:text-properties fo:font-weight="normal" officeooo:rsid="0016a228" officeooo:paragraph-rsid="0016a228" style:font-weight-asian="normal" style:font-weight-complex="normal"/>
    </style:style>
    <style:style style:name="P22" style:family="paragraph" style:parent-style-name="Standard" style:list-style-name="L16">
      <style:paragraph-properties fo:text-align="start" style:justify-single-word="false"/>
      <style:text-properties fo:font-weight="normal" officeooo:rsid="0016a228" officeooo:paragraph-rsid="0016a228" style:font-weight-asian="normal" style:font-weight-complex="normal"/>
    </style:style>
    <style:style style:name="P23" style:family="paragraph" style:parent-style-name="Standard" style:list-style-name="L17">
      <style:paragraph-properties fo:text-align="start" style:justify-single-word="false"/>
      <style:text-properties fo:font-weight="normal" officeooo:rsid="0016a228" officeooo:paragraph-rsid="0016a228" style:font-weight-asian="normal" style:font-weight-complex="normal"/>
    </style:style>
    <style:style style:name="P24" style:family="paragraph" style:parent-style-name="Standard" style:list-style-name="L17">
      <style:paragraph-properties fo:text-align="start" style:justify-single-word="false"/>
      <style:text-properties fo:font-weight="normal" officeooo:rsid="00188a76" officeooo:paragraph-rsid="00188a76" style:font-weight-asian="normal" style:font-weight-complex="normal"/>
    </style:style>
    <style:style style:name="P25" style:family="paragraph" style:parent-style-name="Standard" style:list-style-name="L18">
      <style:paragraph-properties fo:text-align="start" style:justify-single-word="false"/>
      <style:text-properties fo:font-weight="normal" officeooo:rsid="001960ef" officeooo:paragraph-rsid="001960ef" style:font-weight-asian="normal" style:font-weight-complex="normal"/>
    </style:style>
    <style:style style:name="P26" style:family="paragraph" style:parent-style-name="Standard">
      <style:paragraph-properties fo:text-align="start" style:justify-single-word="false"/>
      <style:text-properties fo:font-weight="normal" officeooo:rsid="001960ef" officeooo:paragraph-rsid="001960ef" style:font-weight-asian="normal" style:font-weight-complex="normal"/>
    </style:style>
    <style:style style:name="P27" style:family="paragraph" style:parent-style-name="Standard" style:list-style-name="L19">
      <style:paragraph-properties fo:text-align="start" style:justify-single-word="false"/>
      <style:text-properties fo:font-weight="normal" officeooo:rsid="001960ef" officeooo:paragraph-rsid="001960ef" style:font-weight-asian="normal" style:font-weight-complex="normal"/>
    </style:style>
    <style:style style:name="P28" style:family="paragraph" style:parent-style-name="Standard" style:list-style-name="L5">
      <style:paragraph-properties fo:text-align="start" style:justify-single-word="false"/>
      <style:text-properties officeooo:paragraph-rsid="0012e5e5"/>
    </style:style>
    <style:style style:name="P29" style:family="paragraph" style:parent-style-name="Standard" style:list-style-name="L5">
      <style:paragraph-properties fo:text-align="start" style:justify-single-word="false"/>
      <style:text-properties officeooo:paragraph-rsid="00141973"/>
    </style:style>
    <style:style style:name="P30" style:family="paragraph" style:parent-style-name="Standard" style:list-style-name="L15">
      <style:paragraph-properties fo:text-align="start" style:justify-single-word="false"/>
      <style:text-properties officeooo:paragraph-rsid="0016a228"/>
    </style:style>
    <style:style style:name="P31" style:family="paragraph" style:parent-style-name="Standard">
      <style:paragraph-properties fo:text-align="start" style:justify-single-word="false"/>
      <style:text-properties officeooo:paragraph-rsid="0016a228"/>
    </style:style>
    <style:style style:name="P32" style:family="paragraph" style:parent-style-name="Standard" style:list-style-name="L12">
      <style:paragraph-properties fo:text-align="start" style:justify-single-word="false"/>
      <style:text-properties officeooo:paragraph-rsid="0016a228"/>
    </style:style>
    <style:style style:name="P33" style:family="paragraph" style:parent-style-name="Standard">
      <style:paragraph-properties fo:text-align="start" style:justify-single-word="false"/>
      <style:text-properties officeooo:paragraph-rsid="001a5fa2"/>
    </style:style>
    <style:style style:name="P34" style:family="paragraph" style:parent-style-name="Standard" style:list-style-name="L5">
      <style:paragraph-properties fo:text-align="start" style:justify-single-word="false"/>
      <style:text-properties officeooo:rsid="00141973" officeooo:paragraph-rsid="00141973"/>
    </style:style>
    <style:style style:name="P35" style:family="paragraph" style:parent-style-name="Standard" style:list-style-name="L10">
      <style:paragraph-properties fo:text-align="start" style:justify-single-word="false"/>
      <style:text-properties officeooo:rsid="0015884a" officeooo:paragraph-rsid="0015884a"/>
    </style:style>
    <style:style style:name="P36" style:family="paragraph" style:parent-style-name="Standard">
      <style:paragraph-properties fo:text-align="start" style:justify-single-word="false"/>
      <style:text-properties officeooo:rsid="0015884a" officeooo:paragraph-rsid="0015884a"/>
    </style:style>
    <style:style style:name="P37" style:family="paragraph" style:parent-style-name="Standard" style:list-style-name="L12">
      <style:paragraph-properties fo:text-align="start" style:justify-single-word="false"/>
      <style:text-properties officeooo:rsid="0016a228" officeooo:paragraph-rsid="0016a228"/>
    </style:style>
    <style:style style:name="P38" style:family="paragraph" style:parent-style-name="Standard">
      <style:paragraph-properties fo:text-align="start" style:justify-single-word="false"/>
      <style:text-properties fo:font-size="16pt" fo:font-weight="bold" officeooo:rsid="00115c80" officeooo:paragraph-rsid="00115c80"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6pt" fo:font-weight="bold" officeooo:rsid="001a5fa2" officeooo:paragraph-rsid="001a5fa2" style:font-size-asian="14pt" style:font-weight-asian="bold" style:font-size-complex="16pt" style:font-weight-complex="bold"/>
    </style:style>
    <style:style style:name="P40" style:family="paragraph" style:parent-style-name="Standard">
      <style:paragraph-properties fo:text-align="start" style:justify-single-word="false"/>
      <style:text-properties fo:font-size="12pt" fo:font-weight="bold" officeooo:rsid="001a5fa2" officeooo:paragraph-rsid="001a5fa2" style:font-size-asian="10.5pt" style:font-weight-asian="bold" style:font-size-complex="12pt" style:font-weight-complex="bold"/>
    </style:style>
    <style:style style:name="P41" style:family="paragraph" style:parent-style-name="Standard" style:list-style-name="L20">
      <style:paragraph-properties fo:text-align="start" style:justify-single-word="false"/>
      <style:text-properties fo:font-size="12pt" fo:font-weight="normal" officeooo:rsid="001a5fa2" officeooo:paragraph-rsid="001a5fa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a5fa2" officeooo:paragraph-rsid="001a5fa2" style:font-size-asian="10.5pt" style:font-weight-asian="normal" style:font-size-complex="12pt" style:font-weight-complex="normal"/>
    </style:style>
    <style:style style:name="P43" style:family="paragraph" style:parent-style-name="Standard" style:list-style-name="L21">
      <style:paragraph-properties fo:text-align="start" style:justify-single-word="false"/>
      <style:text-properties fo:font-size="12pt" fo:font-weight="normal" officeooo:rsid="001a5fa2" officeooo:paragraph-rsid="001a5fa2" style:font-size-asian="10.5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fo:font-size="12pt" fo:font-weight="normal" officeooo:rsid="001a5fa2" officeooo:paragraph-rsid="001a5fa2" style:font-size-asian="10.5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fo:font-size="12pt" fo:font-weight="normal" officeooo:rsid="001a5fa2" officeooo:paragraph-rsid="001a5fa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6a228" style:font-weight-asian="bold" style:font-weight-complex="bold"/>
    </style:style>
    <style:style style:name="T3" style:family="text">
      <style:text-properties fo:font-weight="bold" officeooo:rsid="00188a7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e5e5" style:font-weight-asian="normal" style:font-weight-complex="normal"/>
    </style:style>
    <style:style style:name="T6" style:family="text">
      <style:text-properties fo:font-weight="normal" officeooo:rsid="00141973" style:font-weight-asian="normal" style:font-weight-complex="normal"/>
    </style:style>
    <style:style style:name="T7" style:family="text">
      <style:text-properties fo:font-weight="normal" officeooo:rsid="0016a228" style:font-weight-asian="normal" style:font-weight-complex="normal"/>
    </style:style>
    <style:style style:name="T8" style:family="text">
      <style:text-properties officeooo:rsid="00141973"/>
    </style:style>
    <style:style style:name="T9" style:family="text">
      <style:text-properties officeooo:rsid="00188a76"/>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a5fa2"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a5fa2" style:font-style-asian="normal" style:font-weight-asian="bold" style:font-style-complex="normal"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style="normal" fo:font-weight="bold" style:font-size-asian="14pt" style:font-style-asian="normal" style:font-weight-asian="bold" style:font-size-complex="14pt" style:font-style-complex="normal" style:font-weight-complex="bold"/>
    </style:style>
    <style:style style:name="T17" style:family="text">
      <style:text-properties fo:font-size="14pt" fo:font-style="normal" fo:font-weight="bold" officeooo:rsid="001a5fa2" style:font-size-asian="14pt" style:font-style-asian="normal" style:font-weight-asian="bold" style:font-size-complex="14pt" style:font-style-complex="normal" style:font-weight-complex="bold"/>
    </style:style>
    <style:style style:name="T18" style:family="text">
      <style:text-properties fo:font-size="14pt" fo:font-style="normal" officeooo:rsid="001a5fa2" style:font-size-asian="14pt" style:font-style-asian="normal" style:font-size-complex="14pt" style:font-style-complex="normal"/>
    </style:style>
    <style:style style:name="T19" style:family="text">
      <style:text-properties officeooo:rsid="001a5fa2"/>
    </style:style>
    <style:style style:name="T20" style:family="text">
      <style:text-properties fo:font-size="12pt" fo:font-style="normal" fo:font-weight="normal" officeooo:rsid="001a5fa2"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4693in" fo:text-indent="-0.25in" fo:margin-left="2.469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193in" fo:text-indent="-0.25in" fo:margin-left="2.719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93in" fo:text-indent="-0.25in" fo:margin-left="2.969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193in" fo:text-indent="-0.25in" fo:margin-left="3.219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693in" fo:text-indent="-0.25in" fo:margin-left="3.469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193in" fo:text-indent="-0.25in" fo:margin-left="3.719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693in" fo:text-indent="-0.25in" fo:margin-left="3.969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193in" fo:text-indent="-0.25in" fo:margin-left="4.219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693in" fo:text-indent="-0.25in" fo:margin-left="4.469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193in" fo:text-indent="-0.25in" fo:margin-left="4.719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tes</text:p>
      <text:p text:style-name="P1"/>
      <text:p text:style-name="P38">Basic Syntax</text:p>
      <text:list xml:id="list2507286110" text:style-name="L1">
        <text:list-item>
          <text:p text:style-name="P3">The most basic level of CSS consists of: a selector and a property:value pair.</text:p>
        </text:list-item>
      </text:list>
      <text:p text:style-name="P2"/>
      <text:p text:style-name="P2"><text:tab/><text:span text:style-name="T1">Selectors</text:span></text:p>
      <text:list xml:id="list850613651" text:style-name="L2">
        <text:list-item>
          <text:p text:style-name="P4">Selectors refer to the HTML elements that the CSS rules will apply to. </text:p>
        </text:list-item>
      </text:list>
      <text:p text:style-name="P2"/>
      <text:p text:style-name="P2"><text:tab/><text:tab/><text:span text:style-name="T1">Universal Selectors</text:span></text:p>
      <text:list xml:id="list296720927" text:style-name="L3">
        <text:list-item>
          <text:p text:style-name="P5">The universal selector will select elements of any type.</text:p>
        </text:list-item>
        <text:list-item>
          <text:p text:style-name="P5">The syntax is the asterisk &lt;*&gt;.</text:p>
          <text:p text:style-name="P5"/>
        </text:list-item>
      </text:list>
      <text:p text:style-name="P2"><text:tab/><text:tab/><text:span text:style-name="T1">Type Selectors</text:span></text:p>
      <text:list xml:id="list1529190573" text:style-name="L4">
        <text:list-item>
          <text:p text:style-name="P6">A type selector (or element selector) will select all elements of the given type.</text:p>
        </text:list-item>
        <text:list-item>
          <text:p text:style-name="P6">The syntax is the name of the element. (div, p, h1 etc.)</text:p>
          <text:list>
            <text:list-item>
              <text:p text:style-name="P6">If div were to be used, all div elements would be selected.</text:p>
              <text:p text:style-name="P6"/>
            </text:list-item>
          </text:list>
        </text:list-item>
      </text:list>
      <text:p text:style-name="P2"><text:tab/><text:tab/><text:span text:style-name="T1">Class Selectors</text:span></text:p>
      <text:list xml:id="list4045079121" text:style-name="L5">
        <text:list-item>
          <text:p text:style-name="P7">Class selectors will select all elements with the given class, which is an attribute that is placed on an HTML element.</text:p>
        </text:list-item>
        <text:list-item>
          <text:p text:style-name="P29"><text:span text:style-name="T5">The syntax for class selectors is a period followed by the case-sensitive value of the class attribute. </text:span></text:p>
        </text:list-item>
        <text:list-item>
          <text:p text:style-name="P29"><text:span text:style-name="T6">It is possible to add multiple classes to a single element as a space-separated list.</text:span></text:p>
          <text:list>
            <text:list-item>
              <text:p text:style-name="P28"><text:span text:style-name="T5">Class=“</text:span><text:span text:style-name="T6">class1 class2</text:span><text:span text:style-name="T5">”</text:span></text:p>
            </text:list-item>
          </text:list>
        </text:list-item>
        <text:list-item>
          <text:p text:style-name="P34"><text:span text:style-name="T5">H</text:span><text:span text:style-name="T4">yphens should be used for multi-worded names rather than whitespace since it will add another class to the HTML element.</text:span></text:p>
          <text:p text:style-name="P8"/>
        </text:list-item>
      </text:list>
      <text:p text:style-name="P9"><text:tab/><text:tab/><text:span text:style-name="T1">ID Selectors</text:span></text:p>
      <text:list xml:id="list3817998081" text:style-name="L6">
        <text:list-item>
          <text:p text:style-name="P10">ID selectors select an element with the given ID, which is an attribute that is placed on the HTML element.</text:p>
        </text:list-item>
        <text:list-item>
          <text:p text:style-name="P10">The syntax is a hashtag &lt;#&gt; immediately followed by the case-sensitive value of the ID attribute.</text:p>
        </text:list-item>
        <text:list-item>
          <text:p text:style-name="P10">IDs should be used sparingly, and only if classes do not suffice for the action (need of specificity, links that redirect to a section on a page).</text:p>
        </text:list-item>
        <text:list-item>
          <text:p text:style-name="P10">The major difference between ID selectors and Class selectors is that an element can only have <text:span text:style-name="T1">one</text:span> ID, cannot be repeated, and should not contain any whitespace.</text:p>
        </text:list-item>
      </text:list>
      <text:p text:style-name="P9"/>
      <text:p text:style-name="P9"><text:tab/><text:tab/><text:span text:style-name="T1">Grouping Selectors</text:span></text:p>
      <text:list xml:id="list550462128" text:style-name="L7">
        <text:list-item>
          <text:p text:style-name="P11">Two groups of elements that share some of the same style declarations can be combined to reduce repetition by <text:span text:style-name="T8">grouping the selectors with a comma-separated list.</text:span></text:p>
          <text:list>
            <text:list-item>
              <text:p text:style-name="P12">.group1, .group2</text:p>
            </text:list-item>
          </text:list>
        </text:list-item>
      </text:list>
      <text:p text:style-name="P13"/>
      <text:p text:style-name="P13"><text:tab/><text:span text:style-name="T1"><text:tab/>Chaining Selectors</text:span></text:p>
      <text:list xml:id="list2458920278" text:style-name="L8">
        <text:list-item>
          <text:p text:style-name="P14">Chaining selectors can be used to apply a separate rule to the element depending on having specific classes.</text:p>
        </text:list-item>
        <text:list-item>
          <text:p text:style-name="P15"><text:soft-page-break/>The syntax to chain together classes is to use a period &lt;.&gt; between class attributes.</text:p>
        </text:list-item>
        <text:list-item>
          <text:p text:style-name="P14">For example: if we want to apply a separate rule to a element that has a subsection class <text:span text:style-name="T1">AND</text:span> a header class, we are able to chain the two class selectors together with the use of a period &lt;.&gt; between the class attributes.</text:p>
        </text:list-item>
        <text:list-item>
          <text:p text:style-name="P15">Chaining selectors works with any combination of selectors except multiple type selectors. (element cannot be two types at once)</text:p>
        </text:list-item>
      </text:list>
      <text:p text:style-name="P16"/>
      <text:p text:style-name="P16"><text:tab/><text:tab/><text:span text:style-name="T1">Descendent Combinator</text:span></text:p>
      <text:list xml:id="list651742837" text:style-name="L9">
        <text:list-item>
          <text:p text:style-name="P17">A descendent combinator will only cause elements that match the last selector to be selected if they also have an ancestor (parent, grandparent, etc.) that matches the previous selector.</text:p>
          <text:list>
            <text:list-item>
              <text:p text:style-name="P17">An element would be selected only if it is nested inside of another element that has the requisite class.</text:p>
            </text:list-item>
          </text:list>
        </text:list-item>
        <text:list-item>
          <text:p text:style-name="P17">There is no limit on how many combinators you can add to a rule, however generally it is to be avoided as it will cause problems with specificity and confusion.</text:p>
        </text:list-item>
      </text:list>
      <text:p text:style-name="P18"><text:tab/></text:p>
      <text:p text:style-name="P18"><text:tab/><text:span text:style-name="T15">Properties</text:span></text:p>
      <text:p text:style-name="P18"><text:span text:style-name="T1"><text:tab/><text:tab/></text:span></text:p>
      <text:p text:style-name="P18"><text:tab/><text:tab/><text:span text:style-name="T1">color and background-color</text:span></text:p>
      <text:list xml:id="list640351277" text:style-name="L10">
        <text:list-item>
          <text:p text:style-name="P19">color: sets an element’s text color.</text:p>
        </text:list-item>
        <text:list-item>
          <text:p text:style-name="P19">background-color: sets an element’s background color.</text:p>
        </text:list-item>
      </text:list>
      <text:p text:style-name="P18"/>
      <text:list xml:id="list163360632538798" text:continue-numbering="true" text:style-name="L10">
        <text:list-item>
          <text:p text:style-name="P35"><text:span text:style-name="T4">Both of these properties can accept several kinds of values.</text:span></text:p>
          <text:list>
            <text:list-item>
              <text:p text:style-name="P35"><text:span text:style-name="T4">Keywords (red), Hex (#ff0000), RGB(rgb(255, 0, 0), HSL(hsl(0, 100%, 50%)</text:span></text:p>
            </text:list-item>
          </text:list>
        </text:list-item>
      </text:list>
      <text:p text:style-name="P36"><text:span text:style-name="T4"><text:tab/><text:tab/></text:span></text:p>
      <text:p text:style-name="P36"><text:span text:style-name="T4"><text:tab/><text:tab/></text:span><text:span text:style-name="T2">Typography Basics and text-align</text:span></text:p>
      <text:p text:style-name="P18"><text:tab/><text:tab/><text:tab/></text:p>
      <text:p text:style-name="P18"><text:tab/><text:tab/><text:tab/><text:span text:style-name="T2">font-family</text:span></text:p>
      <text:list xml:id="list541156290" text:style-name="L12">
        <text:list-item>
          <text:p text:style-name="P21">font-family can be a single value or a comma-separated list of values which determines what font an element uses.</text:p>
        </text:list-item>
        <text:list-item>
          <text:p text:style-name="P21">Each font falls into one of two categories:</text:p>
          <text:list>
            <text:list-item>
              <text:p text:style-name="P32"><text:span text:style-name="T7">Font family name (“Times New Roman”). </text:span></text:p>
              <text:list>
                <text:list-item>
                  <text:p text:style-name="P32"><text:span text:style-name="T7">Quotes are used due to whitespace.</text:span></text:p>
                </text:list-item>
              </text:list>
            </text:list-item>
            <text:list-item>
              <text:p text:style-name="P32"><text:span text:style-name="T7">Generic family name (sans-serif). </text:span></text:p>
              <text:list>
                <text:list-item>
                  <text:p text:style-name="P32"><text:span text:style-name="T7">Quotes are never used</text:span></text:p>
                </text:list-item>
              </text:list>
            </text:list-item>
          </text:list>
        </text:list-item>
        <text:list-item>
          <text:p text:style-name="P37"><text:span text:style-name="T4">The browser, if it cannot find the first font, will use the next supported font on a list.</text:span></text:p>
        </text:list-item>
        <text:list-item>
          <text:p text:style-name="P37"><text:span text:style-name="T4">Best practice is to include a generic font family after the preferred font family as a fallback.</text:span></text:p>
          <text:list>
            <text:list-item>
              <text:p text:style-name="P37"><text:span text:style-name="T4">e.g. font-family: “Times New Roman”, sans-serif;</text:span></text:p>
            </text:list-item>
          </text:list>
        </text:list-item>
      </text:list>
      <text:list xml:id="list2960254110" text:style-name="L15">
        <text:list-header>
          <text:p text:style-name="P30"><text:span text:style-name="T7"/></text:p>
        </text:list-header>
      </text:list>
      <text:p text:style-name="P20"><text:span text:style-name="T1"><text:tab/><text:tab/><text:tab/>font-size</text:span></text:p>
      <text:list xml:id="list3820814267" text:style-name="L16">
        <text:list-item>
          <text:p text:style-name="P22">font-size sets the size of the font.</text:p>
        </text:list-item>
        <text:list-item>
          <text:p text:style-name="P22">There should be no whitespace when giving a value to this property.</text:p>
          <text:list>
            <text:list-item>
              <text:p text:style-name="P22">e.g. font-size: 22px</text:p>
            </text:list-item>
          </text:list>
        </text:list-item>
      </text:list>
      <text:p text:style-name="P20"><text:span text:style-name="T1"><text:tab/><text:tab/><text:tab/><text:tab/></text:span></text:p>
      <text:p text:style-name="P20"><text:soft-page-break/><text:span text:style-name="T1"><text:tab/><text:tab/><text:tab/>font-weight</text:span></text:p>
      <text:list xml:id="list3138345954" text:style-name="L17">
        <text:list-item>
          <text:p text:style-name="P23">font-weight <text:span text:style-name="T9">affects the boldness of text, if font supports specified weight.</text:span></text:p>
        </text:list-item>
        <text:list-item>
          <text:p text:style-name="P24">The value for font-weight can be a keyword or a number between 1 – 1000.</text:p>
          <text:list>
            <text:list-item>
              <text:p text:style-name="P24">e.g. font-weight: bold, font-weight: 700 (equivalent of bold).</text:p>
            </text:list-item>
          </text:list>
        </text:list-item>
        <text:list-item>
          <text:p text:style-name="P24">Generally, the numeric value will be in increments of 100 up to 900, depending on the font.</text:p>
          <text:p text:style-name="P24"/>
        </text:list-item>
      </text:list>
      <text:p text:style-name="P31"><text:span text:style-name="T2"><text:tab/><text:tab/><text:tab/></text:span><text:span text:style-name="T3">t</text:span><text:span text:style-name="T2">ext-align</text:span></text:p>
      <text:list xml:id="list2160683812" text:style-name="L18">
        <text:list-item>
          <text:p text:style-name="P25">text-align will align text horizontally within an element.</text:p>
        </text:list-item>
        <text:list-item>
          <text:p text:style-name="P25">It can accept common keywords such as <text:span text:style-name="T10">center, left, right, start, end, etc.</text:span></text:p>
        </text:list-item>
      </text:list>
      <text:p text:style-name="P26"><text:span text:style-name="T11"/></text:p>
      <text:p text:style-name="P26"><text:span text:style-name="T11"><text:tab/><text:tab/><text:tab/></text:span><text:span text:style-name="T13">Image Height and Width</text:span></text:p>
      <text:list xml:id="list803464725" text:style-name="L19">
        <text:list-item>
          <text:p text:style-name="P27"><text:span text:style-name="T11">By default, an image’s height and width is determined by the actual image file’s height and width.</text:span></text:p>
          <text:list>
            <text:list-item>
              <text:p text:style-name="P27"><text:span text:style-name="T11">To adjust the size of the image, it is possible to set the height and width manually through CSS.</text:span></text:p>
            </text:list-item>
            <text:list-item>
              <text:p text:style-name="P27"><text:span text:style-name="T11">To adjust the size of the image without losing proportions, set the height as “auto” and adjust width accordingly.</text:span></text:p>
              <text:p text:style-name="P27"><text:span text:style-name="T11"/></text:p>
            </text:list-item>
          </text:list>
        </text:list-item>
        <text:list-item>
          <text:p text:style-name="P27"><text:span text:style-name="T11">Best practices is to explicitly state and include both height and width properties for img elements as it will reserve the space needed while the img is loading on the webpage, which will prevent drastic shifting of the webpage when loading.</text:span></text:p>
        </text:list-item>
      </text:list>
      <text:p text:style-name="P26"><text:span text:style-name="T11"/></text:p>
      <text:p text:style-name="P39"><text:span text:style-name="T11">The Cascade of CSS</text:span></text:p>
      <text:p text:style-name="P40"><text:span text:style-name="T11"><text:tab/></text:span></text:p>
      <text:list xml:id="list3302047031" text:style-name="L20">
        <text:list-item>
          <text:p text:style-name="P41"><text:span text:style-name="T11">The cascade is what determines which rules gets applied to the HTML code.</text:span></text:p>
        </text:list-item>
        <text:list-item>
          <text:p text:style-name="P41"><text:span text:style-name="T11">Some browsers may have default styles which produce unexpected behavior and alter how the webpage will look.</text:span></text:p>
        </text:list-item>
      </text:list>
      <text:p text:style-name="P42"><text:span text:style-name="T11"/></text:p>
      <text:p text:style-name="P33"><text:span text:style-name="T20"><text:tab/></text:span><text:span text:style-name="T17">Specificity</text:span></text:p>
      <text:list xml:id="list3262286935" text:style-name="L21">
        <text:list-item>
          <text:p text:style-name="P43"><text:span text:style-name="T12">A</text:span></text:p>
        </text:list-item>
      </text:list>
      <text:p text:style-name="P33"><text:span text:style-name="T17"><text:tab/>Inheritance</text:span></text:p>
      <text:list xml:id="list1976735348" text:style-name="L22">
        <text:list-item>
          <text:p text:style-name="P44"><text:span text:style-name="T12">A</text:span></text:p>
        </text:list-item>
      </text:list>
      <text:p text:style-name="P33"><text:span text:style-name="T17"><text:tab/>Rule Order</text:span></text:p>
      <text:list xml:id="list2816967143" text:style-name="L23">
        <text:list-item>
          <text:p text:style-name="P45"><text:span text:style-name="T11">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90" meta:word-count="893" meta:character-count="5034" meta:non-whitespace-character-count="4225"/>
  </office:meta>
</office:document-meta>
</file>